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aragraph_20_style">
      <style:text-properties officeooo:rsid="000fdd00" officeooo:paragraph-rsid="000fdd00"/>
    </style:style>
    <style:style style:name="P2" style:family="paragraph" style:parent-style-name="Paragraph_20_style">
      <style:text-properties style:text-underline-style="none" officeooo:rsid="000fe5aa" officeooo:paragraph-rsid="000fe5aa" style:text-underline-mode="skip-white-space" style:text-overline-mode="skip-white-space" style:text-line-through-mode="skip-white-space" style:text-overline-style="none" style:text-overline-color="font-color"/>
    </style:style>
    <style:style style:name="P3" style:family="paragraph" style:parent-style-name="Paragraph_20_style">
      <style:text-properties style:text-underline-style="none" fo:font-weight="bold" officeooo:rsid="0012a78a" officeooo:paragraph-rsid="0012a78a" style:font-weight-asian="bold" style:font-weight-complex="bold"/>
    </style:style>
    <style:style style:name="P4" style:family="paragraph" style:parent-style-name="Paragraph_20_style">
      <style:text-properties style:text-underline-style="none" fo:font-weight="normal" officeooo:rsid="0012a78a" officeooo:paragraph-rsid="0012a78a" style:font-weight-asian="normal" style:font-weight-complex="normal"/>
    </style:style>
    <style:style style:name="P5" style:family="paragraph" style:parent-style-name="Paragraph_20_style">
      <style:text-properties style:text-underline-style="none" fo:font-weight="normal" officeooo:rsid="0012d27e" officeooo:paragraph-rsid="0012d27e" style:font-weight-asian="normal" style:font-weight-complex="normal"/>
    </style:style>
    <style:style style:name="P6" style:family="paragraph" style:parent-style-name="Paragraph_20_style">
      <style:text-properties officeooo:rsid="000fe5aa" officeooo:paragraph-rsid="000fe5aa"/>
    </style:style>
    <style:style style:name="P7" style:family="paragraph" style:parent-style-name="Paragraph_20_style">
      <style:text-properties officeooo:paragraph-rsid="000fe5a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e5aa"/>
    </style:style>
    <style:style style:name="T3" style:family="text">
      <style:text-properties style:text-underline-style="solid" style:text-underline-width="auto" style:text-underline-color="font-color" officeooo:rsid="000fe5aa" style:text-overline-style="dash" style:text-overline-width="auto" style:text-overline-color="font-color"/>
    </style:style>
    <style:style style:name="T4" style:family="text">
      <style:text-properties style:text-underline-style="solid" style:text-underline-width="auto" style:text-underline-color="font-color" officeooo:rsid="0012d27e" style:text-overline-style="dash" style:text-overline-width="auto" style:text-overline-color="font-color"/>
    </style:style>
    <style:style style:name="T5" style:family="text">
      <style:text-properties style:text-underline-style="solid" style:text-underline-width="auto" style:text-underline-color="font-color" style:text-underline-mode="skip-white-space" style:text-overline-mode="skip-white-space" style:text-line-through-mode="skip-white-space" style:text-overline-style="dash" style:text-overline-width="auto" style:text-overline-color="font-color"/>
    </style:style>
    <style:style style:name="T6" style:family="text">
      <style:text-properties style:text-underline-style="solid" style:text-underline-width="auto" style:text-underline-color="font-color" officeooo:rsid="000fe5aa" style:text-underline-mode="skip-white-space" style:text-overline-mode="skip-white-space" style:text-line-through-mode="skip-white-space" style:text-overline-style="dash" style:text-overline-width="auto" style:text-overline-color="font-color"/>
    </style:style>
    <style:style style:name="T7" style:family="text">
      <style:text-properties style:text-underline-style="solid" style:text-underline-width="auto" style:text-underline-color="font-color" officeooo:rsid="0012d27e" style:text-underline-mode="skip-white-space" style:text-overline-mode="skip-white-space" style:text-line-through-mode="skip-white-space" style:text-overline-style="dash" style:text-overline-width="auto" style:text-overline-color="font-color"/>
    </style:style>
    <style:style style:name="T8" style:family="text">
      <style:text-properties style:text-underline-style="solid" style:text-underline-width="auto" style:text-underline-color="font-color" style:text-underline-mode="skip-white-space" style:text-overline-mode="skip-white-space" style:text-line-through-mode="skip-white-space" style:text-overline-style="none" style:text-overline-color="font-color"/>
    </style:style>
    <style:style style:name="T9" style:family="text">
      <style:text-properties style:text-underline-style="none"/>
    </style:style>
    <style:style style:name="T10" style:family="text">
      <style:text-properties style:text-underline-style="none" style:text-underline-mode="skip-white-space" style:text-overline-mode="skip-white-space" style:text-line-through-mode="skip-white-space" style:text-overline-style="dash" style:text-overline-width="auto" style:text-overline-color="font-color"/>
    </style:style>
    <style:style style:name="T11" style:family="text">
      <style:text-properties style:text-underline-style="none" officeooo:rsid="000fe5aa" style:text-underline-mode="skip-white-space" style:text-overline-mode="skip-white-space" style:text-line-through-mode="skip-white-space" style:text-overline-style="dash" style:text-overline-width="auto" style:text-overline-color="font-color"/>
    </style:style>
    <style:style style:name="T12" style:family="text">
      <style:text-properties style:text-underline-style="none" style:text-underline-mode="skip-white-space" style:text-overline-mode="skip-white-space" style:text-line-through-mode="skip-white-space" style:text-overline-style="none" style:text-overline-color="font-color"/>
    </style:style>
    <style:style style:name="T13" style:family="text">
      <style:text-properties style:text-underline-style="none" officeooo:rsid="000fe5aa" style:text-underline-mode="skip-white-space" style:text-overline-mode="skip-white-space" style:text-line-through-mode="skip-white-space" style:text-overline-style="none" style:text-overline-color="font-color"/>
    </style:style>
    <style:style style:name="T14" style:family="text">
      <style:text-properties style:text-underline-style="none" officeooo:rsid="0011b94f" style:text-underline-mode="skip-white-space" style:text-overline-mode="skip-white-space" style:text-line-through-mode="skip-white-space" style:text-overline-style="none" style:text-overline-color="font-color"/>
    </style:style>
    <style:style style:name="T15" style:family="text">
      <style:text-properties style:text-underline-style="none" officeooo:rsid="0012a78a" style:text-underline-mode="skip-white-space" style:text-overline-mode="skip-white-space" style:text-line-through-mode="skip-white-space" style:text-overline-style="none" style:text-overline-color="font-color"/>
    </style:style>
    <style:style style:name="T16" style:family="text">
      <style:text-properties style:text-underline-style="none" officeooo:rsid="0012a78a" style:text-underline-mode="skip-white-space" style:text-overline-mode="skip-white-space" style:text-line-through-mode="skip-white-space"/>
    </style:style>
    <style:style style:name="T17" style:family="text">
      <style:text-properties style:text-underline-style="none" officeooo:rsid="0012d27e" style:text-underline-mode="skip-white-space" style:text-overline-mode="skip-white-space" style:text-line-through-mode="skip-white-space"/>
    </style:style>
    <style:style style:name="T18" style:family="text">
      <style:text-properties style:text-underline-style="none" officeooo:rsid="0012a78a"/>
    </style:style>
    <style:style style:name="T19" style:family="text">
      <style:text-properties style:text-underline-mode="skip-white-space" style:text-overline-mode="skip-white-space" style:text-line-through-mode="skip-white-space" style:text-overline-style="none" style:text-overline-color="font-color"/>
    </style:style>
    <style:style style:name="T20" style:family="text">
      <style:text-properties officeooo:rsid="0012d27e" style:text-underline-mode="skip-white-space" style:text-overline-mode="skip-white-space" style:text-line-through-mode="skip-white-spac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/>
      <text:p text:style-name="P1">Director(<text:span text:style-name="T1">#Nombre</text:span><text:span text:style-name="T9">, Nacionalidad</text:span><text:span text:style-name="T18">)</text:span></text:p>
      <text:p text:style-name="P1"><text:span text:style-name="T18"/></text:p>
      <text:p text:style-name="P1"><text:span text:style-name="T9">Pelicula(</text:span><text:span text:style-name="T1">#ID</text:span><text:span text:style-name="T9">, <text:s/>Nacionalidad, <text:s/>Titulo, <text:s/>Productora, <text:s/>Fecha, </text:span><text:span text:style-name="Supra"><text:span text:style-name="T18">Nombre-Director</text:span></text:span><text:span text:style-name="T18">)</text:span></text:p>
      <text:p text:style-name="P1"><text:span text:style-name="T18"/></text:p>
      <text:p text:style-name="P1"><text:span text:style-name="T9">Actor(</text:span><text:span text:style-name="T2">#</text:span><text:span text:style-name="T1">Nombre</text:span><text:span text:style-name="T9">, <text:s/>Sexo, <text:s/>Nacionalidad</text:span><text:span text:style-name="T18">)</text:span></text:p>
      <text:p text:style-name="P1"><text:span text:style-name="T18"/></text:p>
      <text:p text:style-name="P7">Pelicula-Actor(<text:span text:style-name="T3">#Nombre-</text:span><text:span text:style-name="T4">Actor</text:span><text:span text:style-name="T11">, <text:s text:c="2"/></text:span><text:span text:style-name="T6">#ID-</text:span><text:span text:style-name="T7">Pelicula</text:span><text:span text:style-name="T11">,</text:span><text:span text:style-name="T13"> <text:s/>Protagonista</text:span><text:span text:style-name="T15">)</text:span></text:p>
      <text:p text:style-name="P7"><text:span text:style-name="T15"/></text:p>
      <text:p text:style-name="P6"><text:span text:style-name="T12">Ejemplar(</text:span><text:span text:style-name="T8">#Numero</text:span><text:span text:style-name="T12">, <text:s/>Estado, </text:span><text:span text:style-name="Supra"><text:span text:style-name="T16">ID-Pel</text:span></text:span><text:span text:style-name="Supra"><text:span text:style-name="T17">i</text:span></text:span><text:span text:style-name="Supra"><text:span text:style-name="T16">cula</text:span></text:span><text:span text:style-name="T15">)</text:span></text:p>
      <text:p text:style-name="P6"><text:span text:style-name="T15"/></text:p>
      <text:p text:style-name="Paragraph_20_style"><text:span text:style-name="T12">Socio(</text:span><text:span text:style-name="T8">#DNI</text:span><text:span text:style-name="T12">, <text:s/>Nombre, <text:s/>Direccion, <text:s/>Telefono, </text:span><text:span text:style-name="Supra"><text:span text:style-name="T16">DNI-Socio-Aval)</text:span></text:span></text:p>
      <text:p text:style-name="Paragraph_20_style"><text:span text:style-name="Supra"><text:span text:style-name="T16"/></text:span></text:p>
      <text:p text:style-name="Paragraph_20_style"><text:span text:style-name="T12">Ejemplar-Socio(</text:span><text:span text:style-name="T5">#Numero-</text:span><text:span text:style-name="T7">Ejemplar</text:span><text:span text:style-name="T10">, <text:s/></text:span><text:span text:style-name="T5">#DNI-</text:span><text:span text:style-name="T7">Socio</text:span><text:span text:style-name="T5">, </text:span><text:span text:style-name="T14"><text:s/>Fecha-alquiler, Fecha-devolucion</text:span><text:span text:style-name="T15">)</text:span></text:p>
      <text:p text:style-name="Paragraph_20_style"><text:span text:style-name="T15"/></text:p>
      <text:p text:style-name="P3"><text:span text:style-name="T19">Calve foránea:</text:span></text:p>
      <text:p text:style-name="P3"><text:span text:style-name="T19"/></text:p>
      <text:p text:style-name="P4"><text:span text:style-name="T19">Pelicula(Nombre-Director) → Director(</text:span><text:span text:style-name="T20">Nombre)</text:span></text:p>
      <text:p text:style-name="P4"><text:span text:style-name="T20"/></text:p>
      <text:p text:style-name="P5"><text:span text:style-name="T19">Pelicula-Actor(Nombre-Actor) → Actor(Nombre)</text:span></text:p>
      <text:p text:style-name="P5"><text:span text:style-name="T19"/></text:p>
      <text:p text:style-name="P5"><text:span text:style-name="T19">Pelicula-Actor(ID.Pelicula) → Pelicula(ID)</text:span></text:p>
      <text:p text:style-name="P5"><text:span text:style-name="T19"/></text:p>
      <text:p text:style-name="P5"><text:span text:style-name="T19">Ejemplar(ID-Pelicula) → Pelicula(ID)</text:span></text:p>
      <text:p text:style-name="P5"><text:span text:style-name="T19"/></text:p>
      <text:p text:style-name="P5"><text:span text:style-name="T19">Socio(DNI-Socio-Aval) → Socio(DNI)</text:span></text:p>
      <text:p text:style-name="P5"><text:span text:style-name="T19"/></text:p>
      <text:p text:style-name="P5"><text:span text:style-name="T19">Ejemplar-Socio(Numero-Ejemplar) → Ejemplar(Numero)</text:span></text:p>
      <text:p text:style-name="P5"><text:span text:style-name="T19"/></text:p>
      <text:p text:style-name="P5"><text:span text:style-name="T19">Ejemplar-Socio(DNI-Socio) → Socio(DNI)</text:span><text:span text:style-name="T8"/></text:p>
      <text:p text:style-name="P5"><text:span text:style-name="T19"/></text:p>
      <text:p text:style-name="P5"><text:span text:style-name="T19"/></text:p>
      <text:p text:style-name="P4"><text:span text:style-name="T20"/></text:p>
      <text:p text:style-name="P4"><text:span text:style-name="T20"/></text:p>
      <text:p text:style-name="P3"><text:span text:style-name="T19"/></text:p>
      <text:p text:style-name="Paragraph_20_style"><text:span text:style-name="T14"/></text:p>
      <text:p text:style-name="Paragraph_20_style"><text:span text:style-name="T14"/></text:p>
      <text:p text:style-name="Paragraph_20_style"><text:span text:style-name="T14"/></text:p>
      <text:p text:style-name="Paragraph_20_style"><text:span text:style-name="T14"/>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Heading" style:family="paragraph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andard" style:family="paragraph" style:class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upra" style:family="text">
      <style:text-properties style:text-underline-style="solid" style:text-underline-width="auto" style:text-underline-color="font-color" style:text-overline-style="dash" style:text-overline-width="auto" style:text-overline-color="font-color"/>
    </style:style>
    <style:style style:name="Supra" style:family="text">
      <style:text-properties style:text-overline-style="dash" style:text-overline-width="auto" style:text-ov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5:40:33.833000000</meta:creation-date>
    <meta:editing-duration>PT13M41S</meta:editing-duration>
    <meta:editing-cycles>3</meta:editing-cycles>
    <meta:generator>LibreOffice/24.2.3.2$Windows_X86_64 LibreOffice_project/433d9c2ded56988e8a90e6b2e771ee4e6a5ab2ba</meta:generator>
    <dc:date>2024-11-08T16:20:51.064000000</dc:date>
    <meta:document-statistic meta:table-count="0" meta:image-count="0" meta:object-count="0" meta:page-count="1" meta:paragraph-count="17" meta:word-count="50" meta:character-count="685" meta:non-whitespace-character-count="635"/>
  </office:meta>
</office:document-meta>
</file>